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6.2681in" fo:margin-left="-0.0813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0813in" fo:margin-top="0in" fo:margin-bottom="0in" table:align="left"/>
    </style:style>
    <style:style style:name="Table2.A" style:family="table-column">
      <style:table-column-properties style:column-width="3.134in"/>
    </style:style>
    <style:style style:name="Table2.B" style:family="table-column">
      <style:table-column-properties style:column-width="3.1333in"/>
    </style:style>
    <style:style style:name="Table2.1" style:family="table-row">
      <style:table-row-properties style:min-row-height="0.2778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3" style:family="table">
      <style:table-properties style:width="6.2681in" fo:margin-left="-0.0813in" fo:margin-top="0in" fo:margin-bottom="0in" table:align="left"/>
    </style:style>
    <style:style style:name="Table3.A" style:family="table-column">
      <style:table-column-properties style:column-width="3.134in"/>
    </style:style>
    <style:style style:name="Table3.B" style:family="table-column">
      <style:table-column-properties style:column-width="3.1333in"/>
    </style:style>
    <style:style style:name="Table3.1" style:family="table-row">
      <style:table-row-properties style:min-row-height="0.125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4" style:family="table">
      <style:table-properties style:width="6.2681in" fo:margin-left="-0.0813in" fo:margin-top="0in" fo:margin-bottom="0in" table:align="left"/>
    </style:style>
    <style:style style:name="Table4.A" style:family="table-column">
      <style:table-column-properties style:column-width="3.134in"/>
    </style:style>
    <style:style style:name="Table4.B" style:family="table-column">
      <style:table-column-properties style:column-width="3.1333in"/>
    </style:style>
    <style:style style:name="Table4.1" style:family="table-row">
      <style:table-row-properties style:min-row-height="0.2778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P1" style:family="paragraph" style:parent-style-name="Standard">
      <style:paragraph-properties fo:margin-top="0in" fo:margin-bottom="0in" loext:contextual-spacing="false" fo:line-height="100%" fo:keep-together="auto" fo:orphans="0" fo:widows="0" fo:padding="0in" fo:border="none" fo:keep-with-next="auto"/>
    </style:style>
    <style:style style:name="P2" style:family="paragraph" style:parent-style-name="Standard">
      <style:paragraph-properties fo:margin-top="0in" fo:margin-bottom="0in" loext:contextual-spacing="false" fo:line-height="100%" fo:text-align="end" style:justify-single-word="false" fo:keep-together="auto" fo:orphans="0" fo:widows="0" fo:padding="0in" fo:border="none" fo:keep-with-next="auto"/>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ext-properties fo:font-style="italic" fo:font-weight="bold" style:font-style-asian="italic" style:font-weight-asian="bold"/>
    </style:style>
    <style:style style:name="P5" style:family="paragraph" style:parent-style-name="Standard">
      <style:paragraph-properties fo:margin-top="0in" fo:margin-bottom="0.139in" loext:contextual-spacing="false" fo:line-height="100%" fo:keep-together="auto" fo:orphans="0" fo:widows="0" fo:padding="0in" fo:border="none" fo:keep-with-next="auto"/>
    </style:style>
    <style:style style:name="P6" style:family="paragraph" style:parent-style-name="Standard">
      <style:paragraph-properties fo:margin-top="0in" fo:margin-bottom="0.139in" loext:contextual-spacing="false" fo:line-height="100%" fo:padding="0in" fo:border="none"/>
    </style:style>
    <style:style style:name="P7" style:family="paragraph" style:parent-style-name="Standard">
      <style:paragraph-properties fo:margin-top="0in" fo:margin-bottom="0.139in" loext:contextual-spacing="false" fo:line-height="100%"/>
    </style:style>
    <style:style style:name="P8" style:family="paragraph" style:parent-style-name="Standard">
      <style:paragraph-properties fo:margin-left="0.5in" fo:margin-right="0in" fo:margin-top="0in" fo:margin-bottom="0in" loext:contextual-spacing="false" fo:line-height="150%" fo:text-indent="0in" style:auto-text-indent="false"/>
    </style:style>
    <style:style style:name="P9" style:family="paragraph" style:parent-style-name="Standard">
      <style:paragraph-properties fo:margin-left="0.5in" fo:margin-right="0in" fo:margin-top="0in" fo:margin-bottom="0in" loext:contextual-spacing="false" fo:line-height="150%" fo:text-indent="0in" style:auto-text-indent="false"/>
    </style:style>
    <style:style style:name="P10" style:family="paragraph" style:parent-style-name="Standard">
      <style:paragraph-properties fo:margin-left="0.5in" fo:margin-right="0in" fo:margin-top="0in" fo:margin-bottom="0.0555in" loext:contextual-spacing="false" fo:line-height="150%" fo:text-indent="0in" style:auto-text-indent="false"/>
    </style:style>
    <style:style style:name="P11" style:family="paragraph" style:parent-style-name="Standard">
      <style:paragraph-properties fo:margin-left="0.5in" fo:margin-right="0in" fo:margin-top="0.139in" fo:margin-bottom="0in" loext:contextual-spacing="false" fo:line-height="100%" fo:text-indent="0in" style:auto-text-indent="false"/>
    </style:style>
    <style:style style:name="P12" style:family="paragraph" style:parent-style-name="Standard">
      <style:paragraph-properties fo:padding="0in" fo:border="none"/>
    </style:style>
    <style:style style:name="P13" style:family="paragraph" style:parent-style-name="Standard">
      <style:paragraph-properties fo:line-height="100%" fo:padding="0in" fo:border="none"/>
    </style:style>
    <style:style style:name="P14" style:family="paragraph" style:parent-style-name="Standard">
      <style:paragraph-properties fo:line-height="100%" fo:padding="0in" fo:border="none"/>
      <style:text-properties style:font-name="Consolas" fo:font-weight="bold" style:font-name-asian="Consolas1" style:font-weight-asian="bold" style:font-name-complex="Consolas1"/>
    </style:style>
    <style:style style:name="P15" style:family="paragraph" style:parent-style-name="Standard">
      <style:paragraph-properties fo:line-height="100%" fo:padding="0in" fo:border="none"/>
      <style:text-properties style:font-name="Consolas" style:font-name-asian="Consolas1" style:font-name-complex="Consolas1"/>
    </style:style>
    <style:style style:name="P16" style:family="paragraph" style:parent-style-name="Standard">
      <style:paragraph-properties fo:line-height="100%" fo:text-align="start" style:justify-single-word="false" fo:keep-together="auto" fo:orphans="0" fo:widows="0" fo:padding="0in" fo:border="none" fo:keep-with-next="auto"/>
    </style:style>
    <style:style style:name="P17" style:family="paragraph" style:parent-style-name="Standard">
      <style:paragraph-properties fo:text-align="start" style:justify-single-word="false" fo:keep-together="auto" fo:orphans="0" fo:widows="0" fo:padding="0in" fo:border="none" fo:keep-with-next="auto"/>
    </style:style>
    <style:style style:name="P18" style:family="paragraph" style:parent-style-name="Standard">
      <style:paragraph-properties fo:margin-top="0.139in" fo:margin-bottom="0in" loext:contextual-spacing="false" fo:line-height="100%" fo:keep-together="auto" fo:orphans="0" fo:widows="0" fo:padding="0in" fo:border="none" fo:keep-with-next="auto"/>
    </style:style>
    <style:style style:name="P19" style:family="paragraph" style:parent-style-name="Standard">
      <style:paragraph-properties fo:margin-top="0.139in" fo:margin-bottom="0in" loext:contextual-spacing="false" fo:line-height="100%" fo:padding="0in" fo:border="none"/>
    </style:style>
    <style:style style:name="P20" style:family="paragraph" style:parent-style-name="Standard">
      <style:paragraph-properties fo:margin-top="0.139in" fo:margin-bottom="0in" loext:contextual-spacing="false" fo:line-height="100%"/>
    </style:style>
    <style:style style:name="P21" style:family="paragraph" style:parent-style-name="Standard" style:list-style-name="WWNum2">
      <style:paragraph-properties fo:margin-left="0.5in" fo:margin-right="0in" fo:margin-top="0in" fo:margin-bottom="0in" loext:contextual-spacing="false" fo:text-indent="-0.25in" style:auto-text-indent="false" fo:padding="0in" fo:border="none"/>
    </style:style>
    <style:style style:name="P22"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3"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5" style:family="paragraph" style:parent-style-name="Standard" style:list-style-name="WWNum2">
      <style:paragraph-properties fo:margin-left="0.5in" fo:margin-right="0in" fo:margin-top="0in" fo:margin-bottom="0.139in" loext:contextual-spacing="false" fo:line-height="100%" fo:text-indent="-0.25in" style:auto-text-indent="false" fo:padding="0in" fo:border="none"/>
    </style:style>
    <style:style style:name="P26"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27" style:family="paragraph" style:parent-style-name="Standard">
      <style:paragraph-properties fo:margin-top="0.139in" fo:margin-bottom="0.139in" loext:contextual-spacing="false" fo:line-height="100%" fo:padding="0in" fo:border="none"/>
    </style:style>
    <style:style style:name="P28" style:family="paragraph" style:parent-style-name="Heading_20_1">
      <style:paragraph-properties fo:margin-top="0.139in" fo:margin-bottom="0in" loext:contextual-spacing="false" fo:line-height="100%" fo:keep-together="auto" fo:orphans="0" fo:widows="0" fo:padding="0in" fo:border="none" fo:keep-with-next="auto"/>
    </style:style>
    <style:style style:name="P29" style:family="paragraph" style:parent-style-name="Heading_20_1">
      <style:paragraph-properties fo:margin-top="0in" fo:margin-bottom="0in" loext:contextual-spacing="false" fo:line-height="100%" fo:keep-together="auto" fo:orphans="0" fo:widows="0" fo:padding="0in" fo:border="none" fo:keep-with-next="auto"/>
    </style:style>
    <style:style style:name="P30" style:family="paragraph" style:parent-style-name="Heading_20_1">
      <style:paragraph-properties fo:margin-top="0.3335in" fo:margin-bottom="0.0835in" loext:contextual-spacing="false" fo:line-height="100%" fo:padding="0in" fo:border="none"/>
    </style:style>
    <style:style style:name="P31" style:family="paragraph" style:parent-style-name="Title" style:master-page-name="Standard">
      <style:paragraph-properties fo:keep-together="auto" fo:orphans="0" fo:widows="0" style:page-number="1" fo:padding="0in" fo:border="none" fo:keep-with-next="auto"/>
    </style:style>
    <style:style style:name="P32"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size="11pt" fo:font-weight="bold" style:font-size-asian="11pt" style:font-weight-asian="bold" style:font-size-complex="11pt"/>
    </style:style>
    <style:style style:name="T3" style:family="text">
      <style:text-properties fo:background-color="#ffff00"/>
    </style:style>
    <style:style style:name="T4" style:family="text">
      <style:text-properties fo:color="#000000"/>
    </style:style>
    <style:style style:name="T5" style:family="text">
      <style:text-properties style:font-name="Consolas" style:font-name-asian="Consolas1" style:font-name-complex="Consolas1"/>
    </style:style>
    <style:style style:name="T6" style:family="text">
      <style:text-properties style:font-name="Consolas" fo:font-weight="bold" style:font-name-asian="Consolas1" style:font-weight-asian="bold" style:font-name-complex="Consolas1"/>
    </style:style>
    <style:style style:name="T7" style:family="text">
      <style:text-properties style:font-name="Consolas" fo:font-size="8pt" style:font-name-asian="Consolas1" style:font-size-asian="8pt" style:font-name-complex="Consolas1" style:font-size-complex="8pt"/>
    </style:style>
    <style:style style:name="T8" style:family="text">
      <style:text-properties style:font-name="Consolas" fo:font-size="8pt" fo:font-weight="bold" style:font-name-asian="Consolas1" style:font-size-asian="8pt" style:font-weight-asian="bold" style:font-name-complex="Consolas1" style:font-size-complex="8pt"/>
    </style:style>
    <style:style style:name="T9" style:family="text">
      <style:text-properties style:font-name="Consolas" fo:font-style="italic" style:font-name-asian="Consolas1" style:font-style-asian="italic" style:font-name-complex="Consolas1"/>
    </style:style>
    <style:style style:name="T10" style:family="text">
      <style:text-properties style:font-name="Consolas" fo:font-weight="normal" style:font-name-asian="Consolas1" style:font-weight-asian="normal" style:font-name-complex="Consolas1"/>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fo:font-style="italic" fo:font-weight="normal" style:font-style-asian="italic" style:font-weight-asian="normal"/>
    </style:style>
    <style:style style:name="T14" style:family="text">
      <style:text-properties style:font-name="Arial" style:font-name-asian="Arial1" style:font-name-complex="Arial1"/>
    </style:style>
    <style:style style:name="T15" style:family="text">
      <style:text-properties fo:font-weight="bold" style:font-weight-asian="bold"/>
    </style:style>
    <style:style style:name="T16" style:family="text">
      <style:text-properties fo:font-weight="normal" style:font-weight-asian="normal"/>
    </style:style>
    <style:style style:name="T17" style:family="text">
      <style:text-properties style:text-underline-style="none"/>
    </style:style>
    <style:style style:name="T18" style:family="text">
      <style:text-properties fo:font-size="8pt" fo:font-style="italic" style:font-size-asian="8pt" style:font-style-asian="italic" style:font-size-complex="8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jtafrje7pi7o"/><text:span text:style-name="T1">Práctica 2.1: Programación con Sockets</text:span></text:p>
      <text:p text:style-name="P1"><text:span text:style-name="T2">Objetivos</text:span></text:p>
      <text:p text:style-name="P5">En esta práctica, nos familiarizaremos con la interfaz de programación de sockets como base para la programación de aplicaciones basadas en red, poniendo de manifiesto las diferencias de programación entre los protocolos UDP y TCP. Además, aprenderemos a programar servidores concurrentes en ambos transportes.</text:p>
      <text:p text:style-name="P1"><text:span text:style-name="T2">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t3sd9mncqwym" text:style-name="Index_20_Link" text:visited-style-name="Index_20_Link"><text:span text:style-name="T4">Preparación del entorno para la práctica</text:span></text:a></text:p>
          <text:p text:style-name="P8"><text:a xlink:type="simple" xlink:href="#_spc65q2nbnj6" text:style-name="Index_20_Link" text:visited-style-name="Index_20_Link"><text:span text:style-name="T4">Llamadas del API para la gestión de direcciones</text:span></text:a></text:p>
          <text:p text:style-name="P8"><text:a xlink:type="simple" xlink:href="#_hoabg2doxdcr" text:style-name="Index_20_Link" text:visited-style-name="Index_20_Link"><text:span text:style-name="T4">Protocolo UDP - Servidor de hora</text:span></text:a></text:p>
          <text:p text:style-name="P8"><text:a xlink:type="simple" xlink:href="#_wi9795pma727" text:style-name="Index_20_Link" text:visited-style-name="Index_20_Link"><text:span text:style-name="T4">Protocolo TCP - Servidor de eco</text:span></text:a></text:p>
          <text:p text:style-name="P10"><text:a xlink:type="simple" xlink:href="#_9015rwnevpx2" text:style-name="Index_20_Link" text:visited-style-name="Index_20_Link"><text:span text:style-name="T4">Servidores UDP y TCP multi-threaded</text:span></text:a></text:p>
        </text:index-body>
      </text:table-of-content>
      <text:p text:style-name="P28"><text:bookmark text:name="_t3sd9mncqwym"/>Preparación del entorno para la práctica</text:p>
      <text:p text:style-name="P7">La práctica debe realizarse en el puesto físico del laboratorio, sin necesidad de arrancar ninguna máquina virtual. Las pruebas de funcionamiento de los programas se harán con las IP’s configuradas en la máquina del laboratorio, normalmente la dirección de <text:span text:style-name="T5">loopback</text:span>.</text:p>
      <text:p text:style-name="P29"><text:bookmark text:name="_spc65q2nbnj6"/>Llamadas del API para la gestión de direcciones</text:p>
      <text:p text:style-name="P12">El uso del API BSD requiere la manipulación de direcciones de red, y traducción de estas entre las tres representaciones básicas: el nombre de dominio, la dirección IP y binario (que finalmente se envía en la red como campo dirección origen en la cabecera del datagrama IP).</text:p>
      <text:p text:style-name="P18"><text:span text:style-name="T11">Ejercicio 1</text:span><text:span text:style-name="T12">.</text:span> <text:s/>Escribir un programa que obtenga todas las posibles direcciones con las que se podría crear un socket asociado a un host dado (primer argumento del programa). Para cada dirección mostrar la IP numérica, la familia y tipo de socket. Comprobar el resultado para:</text:p>
      <text:list xml:id="list689181925" text:style-name="WWNum2">
        <text:list-item>
          <text:p text:style-name="P21">Una dirección IPv4 en formato punto (ej. <text:span text:style-name="T5">“147.96.1.9”</text:span>)</text:p>
        </text:list-item>
        <text:list-item>
          <text:p text:style-name="P22">Un nombre de dominio (ej. <text:span text:style-name="T5">“www.google.com”</text:span>)</text:p>
        </text:list-item>
        <text:list-item>
          <text:p text:style-name="P22">Un nombre en <text:span text:style-name="T5">/etc/hosts</text:span> (ej. <text:span text:style-name="T5">“localhost”</text:span>)</text:p>
        </text:list-item>
        <text:list-item>
          <text:p text:style-name="P25">Una dirección o nombre incorrectos en cualquiera de los casos anteriores</text:p>
        </text:list-item>
      </text:list>
      <text:p text:style-name="P6">El programa se implementará usando la función <text:span text:style-name="T5">getaddrinfo(3)</text:span> para obtener la lista de posibles conexiones (<text:span text:style-name="T5">struct sockaddr *</text:span>). Cada dirección se imprimirá en su valor numérico, usando la función <text:span text:style-name="T5">getnameinfo(3)</text:span> con el <text:span text:style-name="T12">flag</text:span> <text:span text:style-name="T5">NI_NUMERICHOST</text:span>, así como la familia de direcciones y el tipo de socket también en su equivalente numérico. Para obtener todos las familias posibles usar como opción de filtrado <text:span text:style-name="T5">AF_UNSPEC</text:span>;</text:p>
      <table:table table:name="Table1" table:style-name="Table1">
        <table:table-column table:style-name="Table1.A"/>
        <table:table-row table:style-name="Table1.1">
          <table:table-cell table:style-name="Table1.A1" office:value-type="string">
            <text:p text:style-name="P13"><text:span text:style-name="T15">Ejemplo de ejecución</text:span></text:p>
          </table:table-cell>
        </table:table-row>
        <table:table-row table:style-name="Table1.1">
          <table:table-cell table:style-name="Table1.A1" office:value-type="string">
            <text:p text:style-name="P3"><text:span text:style-name="T6">&gt;./gai www.google.com</text:span><text:span text:style-name="T5"><text:line-break/>66.102.1.147<text:tab/>2<text:tab/>1<text:line-break/>66.102.1.147<text:tab/>2<text:tab/>2<text:line-break/>66.102.1.147<text:tab/>2<text:tab/>3<text:line-break/>2a00:1450:400c:c06::67<text:tab/>10<text:tab/>1<text:line-break/>2a00:1450:400c:c06::67<text:tab/>10<text:tab/>2<text:line-break/>2a00:1450:400c:c06::67<text:tab/>10<text:tab/>3</text:span><text:span text:style-name="T7"><text:line-break/></text:span><text:span text:style-name="T6">&gt; ./gai localhost</text:span><text:span text:style-name="T5"><text:line-break/>::1<text:tab/>10<text:tab/>1<text:line-break/>::1<text:tab/>10<text:tab/>2<text:line-break/>::1<text:tab/>10<text:tab/>3<text:line-break/>127.0.0.1<text:tab/>2<text:tab/>1<text:line-break/>127.0.0.1<text:tab/>2<text:tab/>2<text:line-break/>127.0.0.1<text:tab/>2<text:tab/>3</text:span></text:p>
            <text:p text:style-name="P3"><text:span text:style-name="T8">&gt;</text:span><text:span text:style-name="T5"> </text:span><text:span text:style-name="T6">./gai noexiste.ucm.es</text:span><text:span text:style-name="T5"><text:line-break/>Error: Name or service not known</text:span></text:p>
          </table:table-cell>
        </table:table-row>
      </table:table>
      <text:p text:style-name="P20"><text:span text:style-name="T15">Nota: </text:span>La ejecución correcta del programa necesita una configuración correcta del cliente DNS del sistema. Las constantes para el tipo de socket y familia están definidas en <text:span text:style-name="T5">/usr/include/bits/socket.h</text:span> y <text:span text:style-name="T5">/usr/include/bits/socket_type.h</text:span>: Los protocolos 2 y 10 son AF_INET y AF_INET6, respectivamente y los tipos 1, 2, 3 son SOCK_STREAM, SOCK_DGRAM y SOCK_RAW, respectivamente<text:span text:style-name="T9"> </text:span></text:p>
      <text:p text:style-name="P30"><text:bookmark text:name="_hoabg2doxdcr"/>Protocolo UDP - Servidor de hora</text:p>
      <text:p text:style-name="P27"><text:span text:style-name="T11">Ejercicio 2.</text:span><text:span text:style-name="T12"> </text:span><text:s/>Usando como base el servidor estudiado en clase, escribir un servidor que use el protocolo UDP, de forma que:</text:p>
      <text:list xml:id="list52301608152368" text:continue-numbering="true" text:style-name="WWNum2">
        <text:list-item>
          <text:p text:style-name="P22">La dirección y el puerto son el primer y segundo argumento del programa. Las direcciones pueden expresarse en cualquier formato, p. ej. nombre de host o notación punto.</text:p>
        </text:list-item>
        <text:list-item>
          <text:p text:style-name="P22">El servidor recibirá un comando (codificado en un carácter), de forma que: <text:span text:style-name="T5">‘t’</text:span> devuelva la hora, <text:span text:style-name="T5">‘d’</text:span> la fecha y <text:span text:style-name="T5">‘q’</text:span> termina el proceso servidor.</text:p>
        </text:list-item>
        <text:list-item>
          <text:p text:style-name="P25">En cada mensaje el servidor debe imprimir el nombre y puerto del cliente, usar la función <text:span text:style-name="T5">getnameinfo(3)</text:span>.</text:p>
        </text:list-item>
      </text:list>
      <text:p text:style-name="P6">Probar el funcionamiento del servidor con el comando Netcat (<text:span text:style-name="T5">nc</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3"><text:span text:style-name="T15">Ejemplo servidor de hora UDP</text:span></text:p>
          </table:table-cell>
          <table:covered-table-cell/>
        </table:table-row>
        <table:table-row table:style-name="Table2.2">
          <table:table-cell table:style-name="Table2.A1" office:value-type="string">
            <text:p text:style-name="P13"><text:span text:style-name="T5">$ </text:span><text:span text:style-name="T6">./time_server 0.0.0.0 3000</text:span><text:span text:style-name="T5"><text:line-break/>2 bytes de 127.0.0.1:58772<text:line-break/>2 bytes de 127.0.0.1:58772<text:line-break/>2 bytes de 127.0.0.1:58772<text:line-break/>Comando no soportado X<text:line-break/>2 bytes de 127.0.0.1:58772<text:line-break/>Saliendo...</text:span></text:p>
          </table:table-cell>
          <table:table-cell table:style-name="Table2.A1" office:value-type="string">
            <text:p text:style-name="P13"><text:span text:style-name="T5">$ </text:span><text:span text:style-name="T6">nc -u 127.0.0.1 3000</text:span><text:span text:style-name="T5"><text:line-break/></text:span><text:span text:style-name="T6">t</text:span><text:span text:style-name="T5"><text:line-break/>10:30:08 PM</text:span><text:span text:style-name="T6">d</text:span><text:span text:style-name="T5"><text:line-break/>2018-01-14</text:span><text:span text:style-name="T6">X</text:span><text:span text:style-name="T5"><text:line-break/></text:span><text:span text:style-name="T6">q<text:line-break/>^C</text:span></text:p>
            <text:p text:style-name="P13"><text:span text:style-name="T5">$</text:span></text:p>
          </table:table-cell>
        </table:table-row>
      </table:table>
      <text:p text:style-name="P14"/>
      <text:p text:style-name="P6"><text:span text:style-name="T15">Nota: </text:span>El servidor no envía <text:span text:style-name="T5">‘\n’</text:span> y <text:span text:style-name="T5">nc</text:span> muestra la respuesta y el siguiente comando (en negrita en el ejemplo) en la misma línea.</text:p>
      <text:p text:style-name="P13"><text:span text:style-name="T15">Nota: </text:span>La hora se puede obtener con la función <text:span text:style-name="T5">std::localtime(3)</text:span> y formatearla (obtener la fecha o la hora) con <text:span text:style-name="T5">std::strftime(3)</text:span></text:p>
      <text:p text:style-name="P19"><text:span text:style-name="T11">Ejercicio 3</text:span><text:span text:style-name="T13">.</text:span><text:span text:style-name="T16"> Escribir el cliente para el servidor de hora, similar al funcionamiento del comando </text:span><text:span text:style-name="T5">nc</text:span><text:span text:style-name="T16">. El cliente tendrá por parámetros la dirección y el puerto del servidor y el comando</text:span>.<text:span text:style-name="T16"> </text:span>P<text:span text:style-name="T16">or ej</text:span>emplo,<text:span text:style-name="T16"> </text:span><text:span text:style-name="T10">./</text:span><text:span text:style-name="T5">time_client</text:span><text:span text:style-name="T10"> 1</text:span><text:span text:style-name="T5">27.0</text:span><text:span text:style-name="T10">.0.1 3000 t</text:span><text:span text:style-name="T16">, <text:s/>para solicitar la hora.</text:span></text:p>
      <text:p text:style-name="P30"><text:bookmark text:name="_wi9795pma727"/></text:p>
      <text:p text:style-name="P30"><text:bookmark text:name="_aslpoeascguc"/>Protocolo TCP - Servidor de eco</text:p>
      <text:p text:style-name="P6">TCP nos ofrece un servicio orientado a conexión y fiable. Una vez creado el socket, debe ponerse en estado LISTEN (apertura pasiva, <text:span text:style-name="T5">listen(2)</text:span> ) y a continuación quedarse a la espera de conexiones entrantes mediante una llamada <text:span text:style-name="T5">accept(2)</text:span>.</text:p>
      <text:p text:style-name="P6"><text:span text:style-name="T11">Ejercicio 4.</text:span> Utilizando sockets TCP, crear un servidor de eco que escuche por conexiones entrantes en una dirección IPv4 y puerto dados. Cuando reciba una conexión entrante, debe mostrar la dirección y número de puerto del cliente. A partir de ese momento, enviará al cliente todo lo que reciba de éste (eco). Comprobar su funcionamiento empleando el comando Netcat (<text:span text:style-name="T5">nc</text:span>) como cliente. Comprobar qué sucede si varios clientes intentan conectar al mismo tiempo.</text:p>
      <table:table table:name="Table3" table:style-name="Table3">
        <table:table-column table:style-name="Table3.A"/>
        <table:table-column table:style-name="Table3.B"/>
        <table:table-row table:style-name="Table3.1">
          <table:table-cell table:style-name="Table3.A1" table:number-columns-spanned="2" office:value-type="string">
            <text:p text:style-name="P13"><text:span text:style-name="T15">Ejemplo servidor de eco TCP</text:span></text:p>
          </table:table-cell>
          <table:covered-table-cell/>
        </table:table-row>
        <table:table-row table:style-name="Table3.2">
          <table:table-cell table:style-name="Table3.A1" office:value-type="string">
            <text:p text:style-name="P13"><text:span text:style-name="T6">Servidor</text:span><text:span text:style-name="T5">:</text:span></text:p>
            <text:p text:style-name="P13"><text:span text:style-name="T5">$ </text:span><text:span text:style-name="T6">./echo_server 0.0.0.0 2222</text:span></text:p>
            <text:p text:style-name="P13"><text:span text:style-name="T5">Conexión desde 127.0.0.1 53456</text:span></text:p>
            <text:p text:style-name="P13"><text:span text:style-name="T5">Conexión terminada</text:span></text:p>
            <text:p text:style-name="P15"/>
          </table:table-cell>
          <table:table-cell table:style-name="Table3.A1" office:value-type="string">
            <text:p text:style-name="P13"><text:span text:style-name="T6">Cliente</text:span><text:span text:style-name="T5">:</text:span></text:p>
            <text:p text:style-name="P13"><text:span text:style-name="T5">$ </text:span><text:span text:style-name="T6">nc 127.0.0.1 2222</text:span></text:p>
            <text:p text:style-name="P13"><text:span text:style-name="T6">Hola</text:span></text:p>
            <text:p text:style-name="P13"><text:span text:style-name="T5">Hola</text:span></text:p>
            <text:p text:style-name="P13"><text:span text:style-name="T6">Qué tal</text:span></text:p>
            <text:p text:style-name="P13"><text:span text:style-name="T5">Qué tal</text:span></text:p>
            <text:p text:style-name="P13"><text:span text:style-name="T6">^C</text:span></text:p>
            <text:p text:style-name="P13"><text:span text:style-name="T5">$</text:span></text:p>
          </table:table-cell>
        </table:table-row>
      </table:table>
      <text:p text:style-name="P4"/>
      <text:p text:style-name="P6"><text:span text:style-name="T11">Ejercicio 5</text:span><text:span text:style-name="T12">.</text:span> Escribir el cliente para conectarse con el servidor del ejercicio 1. El cliente debe tomar la dirección y el puerto del servidor desde la línea de órdenes (pasados como parámetros) y una vez establecida la conexión con el servidor le enviará lo que el usuario escriba por teclado. <text:s/>Mostrará en la consola la respuesta recibida desde el servidor. Cuando el usuario escriba la letra <text:span text:style-name="T5">‘Q’</text:span> como único carácter de una línea, el cliente cerrará la conexión con el servidor.</text:p>
      <table:table table:name="Table4" table:style-name="Table4">
        <table:table-column table:style-name="Table4.A"/>
        <table:table-column table:style-name="Table4.B"/>
        <table:table-row table:style-name="Table4.1">
          <table:table-cell table:style-name="Table4.A1" table:number-columns-spanned="2" office:value-type="string">
            <text:p text:style-name="P13"><text:span text:style-name="T15">Ejemplo servidor de eco con cliente</text:span></text:p>
          </table:table-cell>
          <table:covered-table-cell/>
        </table:table-row>
        <table:table-row table:style-name="Table4.2">
          <table:table-cell table:style-name="Table4.A1" office:value-type="string">
            <text:p text:style-name="P13"><text:span text:style-name="T6">Servidor</text:span><text:span text:style-name="T5">:</text:span></text:p>
            <text:p text:style-name="P13"><text:span text:style-name="T5">$ </text:span><text:span text:style-name="T6">./echo_server 0.0.0.0 2222</text:span></text:p>
            <text:p text:style-name="P13"><text:span text:style-name="T5">Conexión desde 127.0.0.1 53445</text:span></text:p>
            <text:p text:style-name="P13"><text:span text:style-name="T5">Conexión terminada</text:span></text:p>
            <text:p text:style-name="P13"><text:span text:style-name="T5">$</text:span></text:p>
          </table:table-cell>
          <table:table-cell table:style-name="Table4.A1" office:value-type="string">
            <text:p text:style-name="P13"><text:span text:style-name="T6">Cliente</text:span><text:span text:style-name="T5">:</text:span></text:p>
            <text:p text:style-name="P13"><text:span text:style-name="T5">$ </text:span><text:span text:style-name="T6">./echo_client 127.0.0.1 2222</text:span></text:p>
            <text:p text:style-name="P13"><text:span text:style-name="T6">Hola</text:span></text:p>
            <text:p text:style-name="P13"><text:span text:style-name="T5">Hola</text:span></text:p>
            <text:p text:style-name="P13"><text:span text:style-name="T6">Q</text:span></text:p>
            <text:p text:style-name="P13"><text:span text:style-name="T5">$</text:span></text:p>
          </table:table-cell>
        </table:table-row>
      </table:table>
      <text:p text:style-name="Heading_20_1"><text:bookmark text:name="_9015rwnevpx2"/>Servidores UDP y TCP multi-threaded</text:p>
      <text:p text:style-name="P20"><text:span text:style-name="T11">Ejercicio 6</text:span><text:span text:style-name="T15">. </text:span>Convertir el servidor UDP del ejercicio 2 en multi-threaded siguiendo un modelo <text:span text:style-name="T12">pre-fork</text:span>, con las siguientes características:</text:p>
      <text:list xml:id="list3013534777" text:style-name="WWNum1">
        <text:list-item>
          <text:p text:style-name="P26">El thread principal inicializará el socket del servidor con <text:span text:style-name="T5">socket(2)</text:span> y <text:span text:style-name="T5">bind(2)</text:span>.</text:p>
        </text:list-item>
        <text:list-item>
          <text:p text:style-name="P26">El thread principal creará un conjunto de threads para tratar cada mensaje recibido.</text:p>
        </text:list-item>
        <text:list-item>
          <text:p text:style-name="P26">Los threads para tratar los mensajes se implementarán con su propia clase. <text:s/>El constructor únicamente necesita el descriptor del socket creado. Además tendrán un único método que permanecerá en un bucle recibiendo mensajes, <text:span text:style-name="T5">recvfrom(2)</text:span>.</text:p>
        </text:list-item>
        <text:list-item>
          <text:p text:style-name="P26">Para poder comprobar la concurrencia añadir una latencia artificial con la llamada <text:span text:style-name="T5">sleep(3)</text:span> en cada mensaje. Imprimir además el id del thread que está tratando el mensaje, <text:span text:style-name="T5">pthread_self(3)</text:span>.</text:p>
        </text:list-item>
        <text:list-item>
          <text:p text:style-name="P26">El thread principal esperará leyendo de la terminal hasta que reciba el caracter ‘q’, que terminará todos los threads del servidor.</text:p>
        </text:list-item>
      </text:list>
      <text:p text:style-name="P11"/>
      <text:p text:style-name="P3"><text:span text:style-name="T11">Ejercicio 7</text:span><text:span text:style-name="T12">.</text:span> Convertir el servidor TCP del ejercicio 4 en multi-threaded siguiendo una estrategia <text:span text:style-name="T12">accept-and-fork</text:span>:</text:p>
      <text:list xml:id="list52301814247875" text:continue-numbering="true" text:style-name="WWNum1">
        <text:list-item>
          <text:p text:style-name="P26"><text:soft-page-break/>El thread principal inicializará el socket del servidor con <text:span text:style-name="T5">socket(2)</text:span> y <text:span text:style-name="T5">bind(2)</text:span>; y permanecerá en un bucle esperando conexiones, <text:span text:style-name="T5">accept(2)</text:span>.</text:p>
        </text:list-item>
        <text:list-item>
          <text:p text:style-name="P26">Cuando se reciba una conexión, el thread principal creará un thread para tratar esa conexión.</text:p>
        </text:list-item>
        <text:list-item>
          <text:p text:style-name="P26">Los threads para tratar las conexiones se implementarán con su propia clase. <text:s/>El constructor recibirá en este caso el descriptor del socket de la conexión, retornado por accept(2). Además tendrán un único método que permanecerá en un bucle recibiendo/enviando mensajes hasta que se desconecte el cli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835" style:font-name="Ubuntu" fo:font-size="10pt" fo:language="en"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in" fo:margin-bottom="0.139in"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style:font-name-asian="Ubuntu Mono1" style:font-family-asian="'Ubuntu Mono'" style:font-family-generic-asian="system" style:font-pitch-asian="variable" style:font-name-complex="Ubuntu Mono1" style:font-family-complex="'Ubuntu Mono'" style:font-family-generic-complex="system" style:font-pitch-complex="variable" fo:background-color="#ffffff"/>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5" style:family="table">
      <style:table-properties style:width="6.2708in" fo:margin-left="-0.075in" fo:margin-top="0in" fo:margin-bottom="0in" table:align="left"/>
    </style:style>
    <style:style style:name="Table5.A" style:family="table-column">
      <style:table-column-properties style:column-width="3.5729in"/>
    </style:style>
    <style:style style:name="Table5.B" style:family="table-column">
      <style:table-column-properties style:column-width="2.6972in"/>
    </style:style>
    <style:style style:name="Table5.1" style:family="table-row">
      <style:table-row-properties fo:keep-together="auto"/>
    </style:style>
    <style:style style:name="Table5.A1" style:family="table-cell">
      <style:table-cell-properties style:vertical-align="" fo:padding="0.0694in" fo:border="none"/>
    </style:style>
    <style:style style:name="MP1" style:family="paragraph" style:parent-style-name="Standard">
      <style:paragraph-properties fo:line-height="100%" fo:text-align="start" style:justify-single-word="false" fo:keep-together="auto" fo:orphans="0" fo:widows="0" fo:padding="0in"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in" fo:border="none" fo:keep-with-next="auto"/>
    </style:style>
    <style:style style:name="MP4" style:family="paragraph" style:parent-style-name="Standard">
      <style:paragraph-properties fo:margin-top="0in" fo:margin-bottom="0in" loext:contextual-spacing="false" fo:line-height="100%" fo:text-align="end" style:justify-single-word="false" fo:keep-together="auto" fo:orphans="0" fo:widows="0" fo:padding="0in" fo:border="none" fo:keep-with-next="auto"/>
    </style:style>
    <style:style style:name="MT1" style:family="text">
      <style:text-properties fo:font-size="8pt" fo:font-style="italic" style:font-size-asian="8pt" style:font-style-asian="italic" style:font-size-complex="8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draw:rect text:anchor-type="as-char" style:rel-width="100%" draw:z-index="1" draw:style-name="Mgr1" draw:text-style-name="MP2" svg:width="0.0012in" svg:height="0.0213in"><text:p/></draw:rect></text:p>
        <table:table table:name="Table5" table:style-name="Table5">
          <table:table-column table:style-name="Table5.A"/>
          <table:table-column table:style-name="Table5.B"/>
          <table:table-row table:style-name="Table5.1">
            <table:table-cell table:style-name="Table5.A1" office:value-type="string">
              <text:p text:style-name="MP3"><text:span text:style-name="MT1">Redes y Videojuegos en Red</text:span></text:p>
            </table:table-cell>
            <table:table-cell table:style-name="Table5.A1" office:value-type="string">
              <text:p text:style-name="MP4"><text:page-number text:select-page="current">0</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2" meta:paragraph-count="79" meta:word-count="1163" meta:character-count="7286" meta:non-whitespace-character-count="6209"/>
    <meta:generator>LibreOfficeDev/6.0.5.2$Linux_X86_64 LibreOffice_project/</meta:generator>
  </office:meta>
</office:document-meta>
</file>